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njaliOldLipi1" svg:font-family="AnjaliOldLip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njaliOldLipi" svg:font-family="AnjaliOldLipi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bb6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Malls or shopping complexes are often indulged in the race to increase their customers and hence making huge profits. <text:span text:style-name="T1">Based on Annual income create the clusters and identified which cluster is the large one using k-mean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njaliOldLipi1" svg:font-family="AnjaliOldLip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njaliOldLipi" svg:font-family="AnjaliOldLipi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AnjaliOldLipi" style:font-size-complex="12pt" style:language-complex="ml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AnjaliOldLipi" style:font-size-complex="12pt" style:language-complex="ml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AnjaliOldLipi" style:font-family-complex="AnjaliOldLipi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njaliOldLipi1" style:font-family-complex="AnjaliOldLipi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njaliOldLipi1" style:font-family-complex="AnjaliOldLipi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njaliOldLipi1" style:font-family-complex="AnjaliOldLipi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2-16T10:27:14.863686928</meta:creation-date>
    <dc:date>2020-12-16T10:29:20.934983050</dc:date>
    <meta:editing-duration>PT2M12S</meta:editing-duration>
    <meta:editing-cycles>1</meta:editing-cycles>
    <meta:document-statistic meta:table-count="0" meta:image-count="0" meta:object-count="0" meta:page-count="1" meta:paragraph-count="1" meta:word-count="36" meta:character-count="220" meta:non-whitespace-character-count="185"/>
    <meta:generator>LibreOffice/7.0.1.2$Linux_X86_64 LibreOffice_project/00$Build-2</meta:generator>
  </office:meta>
</office:document-meta>
</file>